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9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number-columns-repeated="2" table:default-cell-style-name="ce4"/>
        <table:table-column table:style-name="co1" table:number-columns-repeated="1006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3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6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  <table:table-cell table:style-name="ce5" table:number-columns-repeated="1000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0</text:p>
          </table:table-cell>
          <table:table-cell table:style-name="ce5" office:value-type="string" calcext:value-type="string">
            <text:p>CAN1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table:number-columns-repeated="1000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2-09T21:13:55.813000000</dc:date>
    <meta:editing-duration>PT58M33S</meta:editing-duration>
    <meta:editing-cycles>13</meta:editing-cycles>
    <meta:document-statistic meta:table-count="2" meta:cell-count="2511" meta:object-count="0"/>
  </office:meta>
</office:document-meta>
</file>